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ef5f" officeooo:paragraph-rsid="0004ef5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ef5f" officeooo:paragraph-rsid="0004ef5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ef5f" officeooo:paragraph-rsid="000a3a9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ef5f" officeooo:paragraph-rsid="000fe370" style:font-weight-asian="normal" style:font-weight-complex="normal"/>
    </style:style>
    <style:style style:name="T1" style:family="text">
      <style:text-properties officeooo:rsid="0006b83b"/>
    </style:style>
    <style:style style:name="T2" style:family="text">
      <style:text-properties officeooo:rsid="00083e28"/>
    </style:style>
    <style:style style:name="T3" style:family="text">
      <style:text-properties officeooo:rsid="000a3a92"/>
    </style:style>
    <style:style style:name="T4" style:family="text">
      <style:text-properties officeooo:rsid="000b15b5"/>
    </style:style>
    <style:style style:name="T5" style:family="text">
      <style:text-properties officeooo:rsid="000e97e6"/>
    </style:style>
    <style:style style:name="T6" style:family="text">
      <style:text-properties officeooo:rsid="000fe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amento</text:p>
      <text:p text:style-name="P1"/>
      <text:p text:style-name="P2"><text:span text:style-name="T1">e</text:span>stado: id_estado, nome_estado, sigla</text:p>
      <text:p text:style-name="P2"/>
      <text:p text:style-name="P2"><text:span text:style-name="T1">i</text:span>ndicadoresEstado: id_estado, <text:span text:style-name="T2">ano,</text:span> tMortalidade, tIdh, tAnalfabetismo, <text:span text:style-name="T2">renda</text:span></text:p>
      <text:p text:style-name="P2"/>
      <text:p text:style-name="P3"><text:span text:style-name="T3">municipio</text:span>: id_<text:span text:style-name="T3">municipio, </text:span>id_estado, nome_<text:span text:style-name="T3">municipio</text:span></text:p>
      <text:p text:style-name="P3"/>
      <text:p text:style-name="P4"><text:span text:style-name="T1">i</text:span>ndicadores<text:span text:style-name="T4">Municipio</text:span>: id_<text:span text:style-name="T4">municipio</text:span>, <text:span text:style-name="T2">ano,</text:span> tMortalidade<text:span text:style-name="T5">Municipio</text:span>, tIdh<text:span text:style-name="T5">m</text:span>, tAnalfabetismo<text:span text:style-name="T5">Municipio</text:span>, <text:span text:style-name="T6">tRendaPercapitaMunicip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8S</meta:editing-duration>
    <meta:editing-cycles>9</meta:editing-cycles>
    <meta:generator>LibreOffice/5.4.2.2$Windows_X86_64 LibreOffice_project/22b09f6418e8c2d508a9eaf86b2399209b0990f4</meta:generator>
    <dc:date>2018-04-02T18:06:29.864000000</dc:date>
    <meta:document-statistic meta:table-count="0" meta:image-count="0" meta:object-count="0" meta:page-count="1" meta:paragraph-count="5" meta:word-count="23" meta:character-count="293" meta:non-whitespace-character-count="275"/>
    <meta:user-defined meta:name="Info 1"/>
    <meta:user-defined meta:name="Info 2"/>
    <meta:user-defined meta:name="Info 3"/>
    <meta:user-defined meta:name="Info 4"/>
  </office:meta>
</office:document-meta>
</file>